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office:value-type="string">
            <text:p>Matlab PLM</text:p>
          </table:table-cell>
          <table:table-cell table:style-name="ce1"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182971278612043">
            <text:p>1.83E-004</text:p>
          </table:table-cell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253">
            <text:p>454.25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454.253">
            <text:p>454.253</text:p>
          </table:table-cell>
          <table:table-cell table:formula="of:=[.G2]/[.D2]/[.A2]" office:value-type="float" office:value="0.00000908506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" table:style-name="ta1" table:print="false">
        <table:table-column table:style-name="co7" table:number-columns-repeated="6" table:default-cell-style-name="Default"/>
        <table:table-row table:style-name="ro1">
          <table:table-cell office:value-type="string">
            <text:p>time per SNP per iteration</text:p>
          </table:table-cell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total.H2]" office:value-type="float" office:value="0.000182971278612043">
            <text:p>1.83E-004</text:p>
          </table:table-cell>
          <table:table-cell table:formula="of:=['CPU plm'.H5]" office:value-type="float" office:value="0.00000908852">
            <text:p>9.09E-006</text:p>
          </table:table-cell>
          <table:table-cell table:formula="of:=['GPU plm'.H2]" office:value-type="float" office:value="0.00000908506">
            <text:p>9.09E-00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['CPU plm'.H2]" office:value-type="float" office:value="0.00000373102">
            <text:p>3.73E-006</text:p>
          </table:table-cell>
          <table:table-cell table:formula="of:=['GPU plm'.H4]" office:value-type="float" office:value="0.00000398489">
            <text:p>3.98E-00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0">
            <text:p>#NAME?</text:p>
          </table:table-cell>
          <table:table-cell table:formula="of:=['CPU plm'.H16]" office:value-type="float" office:value="0.0000019337775">
            <text:p>1.93E-006</text:p>
          </table:table-cell>
          <table:table-cell table:formula="of:=['GPU plm'.H7]" office:value-type="float" office:value="0.000001988857">
            <text:p>1.99E-00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0">
            <text:p>#NAME?</text:p>
          </table:table-cell>
          <table:table-cell table:formula="of:=['CPU plm'.H7]" office:value-type="float" office:value="0.0000009107425">
            <text:p>9.11E-007</text:p>
          </table:table-cell>
          <table:table-cell table:formula="of:=['GPU plm'.H12]" office:value-type="float" office:value="0.000001013411">
            <text:p>1.01E-00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B6]" office:value-type="float" office:value="0">
            <text:p>#NAME?</text:p>
          </table:table-cell>
          <table:table-cell table:formula="of:=['CPU plm'.H21]" office:value-type="float" office:value="0.000000457692125">
            <text:p>4.58E-007</text:p>
          </table:table-cell>
          <table:table-cell table:formula="of:=['GPU plm'.H21]" office:value-type="float" office:value="0.000000515055625">
            <text:p>5.15E-0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892-element SNPs/sec</text:p>
          </table:table-cell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office:value-type="string">
            <text:p>linear scaling</text:p>
          </table:table-cell>
          <table:table-cell>
            <draw:frame table:end-cell-address="Graph.M30" table:end-x="0.1154in" table:end-y="0.0398in" draw:z-index="1" draw:style-name="gr1" svg:width="6.2988in" svg:height="3.5429in" svg:x="0.0398in" svg:y="0.0394in">
              <draw:object draw:notify-on-update-of-ranges="Graph.A10:Graph.A10 Graph.A11:Graph.A15 Graph.D10:Graph.D10 Graph.D11:Graph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[total.H2]" office:value-type="float" office:value="5465.33864541833">
            <text:p>5465.3386454183</text:p>
          </table:table-cell>
          <table:table-cell table:formula="of:=1/['CPU plm'.H5]" office:value-type="float" office:value="110028.915599019">
            <text:p>110028.915599019</text:p>
          </table:table-cell>
          <table:table-cell table:formula="of:=1/['GPU plm'.H2]" office:value-type="float" office:value="110070.819565308">
            <text:p>110070.819565308</text:p>
          </table:table-cell>
          <table:table-cell table:formula="of:=[.D$11]*[.A11]" office:value-type="float" office:value="110070.819565308">
            <text:p>110070.81956530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1/['CPU plm'.H2]" office:value-type="float" office:value="268023.221531914">
            <text:p>268023.221531914</text:p>
          </table:table-cell>
          <table:table-cell table:formula="of:=1/['GPU plm'.H4]" office:value-type="float" office:value="250947.955903425">
            <text:p>250947.955903425</text:p>
          </table:table-cell>
          <table:table-cell table:formula="of:=[.D$11]*[.A12]" office:value-type="float" office:value="220141.639130617">
            <text:p>220141.63913061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0">
            <text:p>#NAME?</text:p>
          </table:table-cell>
          <table:table-cell table:formula="of:=1/['CPU plm'.H16]" office:value-type="float" office:value="517122.574856725">
            <text:p>517122.574856725</text:p>
          </table:table-cell>
          <table:table-cell table:formula="of:=1/['GPU plm'.H7]" office:value-type="float" office:value="502801.357764787">
            <text:p>502801.357764787</text:p>
          </table:table-cell>
          <table:table-cell table:formula="of:=[.D$11]*[.A13]" office:value-type="float" office:value="440283.278261233">
            <text:p>440283.27826123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0">
            <text:p>#NAME?</text:p>
          </table:table-cell>
          <table:table-cell table:formula="of:=1/['CPU plm'.H7]" office:value-type="float" office:value="1098005.19905462">
            <text:p>1098005.19905462</text:p>
          </table:table-cell>
          <table:table-cell table:formula="of:=1/['GPU plm'.H12]" office:value-type="float" office:value="986766.474806372">
            <text:p>986766.474806372</text:p>
          </table:table-cell>
          <table:table-cell table:formula="of:=[.D$11]*[.A14]" office:value-type="float" office:value="880566.556522467">
            <text:p>880566.55652246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14]" office:value-type="float" office:value="0">
            <text:p>#NAME?</text:p>
          </table:table-cell>
          <table:table-cell table:formula="of:=1/['CPU plm'.H21]" office:value-type="float" office:value="2184874.82169373">
            <text:p>2184874.82169373</text:p>
          </table:table-cell>
          <table:table-cell table:formula="of:=1/['GPU plm'.H21]" office:value-type="float" office:value="1941537.86787592">
            <text:p>1941537.86787592</text:p>
          </table:table-cell>
          <table:table-cell table:formula="of:=[.D$11]*[.A15]" office:value-type="float" office:value="1761133.11304493">
            <text:p>1761133.11304493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Nodes</text:p>
          </table:table-cell>
          <table:table-cell/>
          <table:table-cell office:value-type="string">
            <text:p>CPU PLM</text:p>
          </table:table-cell>
          <table:table-cell office:value-type="string">
            <text:p>GPU PL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'CPU plm'.G5]" office:value-type="float" office:value="454.426">
            <text:p>454.426</text:p>
          </table:table-cell>
          <table:table-cell table:formula="of:=['GPU plm'.G2]" office:value-type="float" office:value="454.253">
            <text:p>454.2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'CPU plm'.G2]" office:value-type="float" office:value="186.551">
            <text:p>186.551</text:p>
          </table:table-cell>
          <table:table-cell table:formula="of:=['GPU plm'.G4]" office:value-type="float" office:value="199.2445">
            <text:p>199.2445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Graph.K58" table:end-x="0.5311in" table:end-y="0.0213in" draw:z-index="0" draw:style-name="gr1" svg:width="5.1933in" svg:height="5.0531in" svg:x="0.672in" svg:y="0.1043in">
              <draw:object draw:notify-on-update-of-ranges="Graph.A3:Graph.A7 Graph.B2:Graph.B2 Graph.B3:Graph.B7 Graph.A3:Graph.A7 Graph.C2:Graph.C2 Graph.C3:Graph.C7 Graph.A3:Graph.A7 Graph.D2:Graph.D2 Graph.D3:Graph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'CPU plm'.G16]" office:value-type="float" office:value="96.688875">
            <text:p>96.688875</text:p>
          </table:table-cell>
          <table:table-cell table:formula="of:=['GPU plm'.G7]" office:value-type="float" office:value="99.44285">
            <text:p>99.4428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'CPU plm'.G7]" office:value-type="float" office:value="45.537125">
            <text:p>45.537125</text:p>
          </table:table-cell>
          <table:table-cell table:formula="of:=['GPU plm'.G12]" office:value-type="float" office:value="50.67055">
            <text:p>50.670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'GPU plm'.G21]" office:value-type="float" office:value="25.75278125">
            <text:p>25.752781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0/15/2011</text:date>, <text:time>16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5T16:15:13</dc:date>
    <dc:creator>user </dc:creator>
    <meta:editing-duration>PT5H39M5S</meta:editing-duration>
    <meta:editing-cycles>26</meta:editing-cycles>
    <meta:generator>LibreOffice/3.3$Unix LibreOffice_project/330m19$Build-401</meta:generator>
    <meta:document-statistic meta:table-count="4" meta:cell-count="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PLM Performance</text:p>
        </chart:title>
        <chart:legend chart:legend-position="end" svg:x="13.63cm" svg:y="4.205cm" chart:style-name="ch3"/>
        <chart:plot-area chart:style-name="ch4" table:cell-range-address="Graph.A10:Graph.A15 Graph.D10:Graph.D15" chart:data-source-has-labels="row" svg:x="1.331cm" svg:y="1.635cm" svg:width="11.659cm" svg:height="6.204cm">
          <chartooo:coordinate-region svg:x="3.249cm" svg:y="1.834cm" svg:width="9.554cm" svg:height="5.358cm"/>
          <chart:axis chart:dimension="x" chart:name="primary-x" chart:style-name="ch5">
            <chart:title svg:x="6.177cm" svg:y="8.019cm" chart:style-name="ch6">
              <text:p>TACC nodes</text:p>
            </chart:title>
          </chart:axis>
          <chart:axis chart:dimension="y" chart:name="primary-y" chart:style-name="ch7">
            <chart:title svg:x="0.451cm" svg:y="5.773cm" chart:style-name="ch8">
              <text:p>SNPs/second</text:p>
            </chart:title>
            <chart:grid chart:style-name="ch9" chart:class="major"/>
          </chart:axis>
          <chart:series chart:style-name="ch10" chart:values-cell-range-address="Graph.D11:Graph.D15" chart:label-cell-address="Graph.D10:Graph.D10" chart:class="chart:scatter">
            <chart:domain table:cell-range-address="Graph.A11:Graph.A1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 PLM</text:p>
                <draw:g>
                  <svg:desc>Graph.D10:Graph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11:Graph.A15</svg:desc>
                </draw:g>
              </table:table-cell>
              <table:table-cell office:value-type="float" office:value="110070.819565308">
                <text:p>110070.819565308</text:p>
                <draw:g>
                  <svg:desc>Graph.D11:Graph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2cm" svg:height="12.836cm" xlink:href=".." xlink:type="simple" chart:class="chart:scatter" chart:style-name="ch1">
        <chart:title svg:x="2.387cm" svg:y="0.247cm" chart:style-name="ch2">
          <text:p>PLM Performance: time per SNP (log-log)</text:p>
        </chart:title>
        <chart:legend chart:legend-position="end" svg:x="9.639cm" svg:y="2.556cm" chart:style-name="ch3"/>
        <chart:plot-area chart:style-name="ch4" table:cell-range-address="Graph.A3:Graph.D7 Graph.B2:Graph.D2" chart:data-source-has-labels="row" svg:x="0.901cm" svg:y="1.025cm" svg:width="11.707cm" svg:height="10.632cm">
          <chartooo:coordinate-region svg:x="2.74cm" svg:y="1.025cm" svg:width="9.868cm" svg:height="9.985cm"/>
          <chart:axis chart:dimension="x" chart:name="primary-x" chart:style-name="ch5">
            <chart:title svg:x="5.258cm" svg:y="12.031cm" chart:style-name="ch6">
              <text:p>number of TACC nodes</text:p>
            </chart:title>
          </chart:axis>
          <chart:axis chart:dimension="y" chart:name="primary-y" chart:style-name="ch7">
            <chart:title svg:x="0.078cm" svg:y="8.197cm" chart:style-name="ch8">
              <text:p>Iteration time per SNP (s)</text:p>
            </chart:title>
            <chart:grid chart:style-name="ch9" chart:class="major"/>
          </chart:axis>
          <chart:series chart:style-name="ch10" chart:values-cell-range-address="Graph.B3:Graph.B7" chart:label-cell-address="Graph.B2:Graph.B2" chart:class="chart:scatter">
            <chart:domain table:cell-range-address="Graph.A3:Graph.A7"/>
            <chart:data-point chart:repeated="5"/>
          </chart:series>
          <chart:series chart:style-name="ch11" chart:values-cell-range-address="Graph.C3:Graph.C7" chart:label-cell-address="Graph.C2:Graph.C2" chart:class="chart:scatter">
            <chart:data-point chart:repeated="5"/>
          </chart:series>
          <chart:series chart:style-name="ch12" chart:values-cell-range-address="Graph.D3:Graph.D7" chart:label-cell-address="Graph.D2:Graph.D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lab PLM</text:p>
                <draw:g>
                  <svg:desc>Graph.B2:Graph.B2</svg:desc>
                </draw:g>
              </table:table-cell>
              <table:table-cell office:value-type="string">
                <text:p>CPU PLM</text:p>
                <draw:g>
                  <svg:desc>Graph.C2:Graph.C2</svg:desc>
                </draw:g>
              </table:table-cell>
              <table:table-cell office:value-type="string">
                <text:p>GPU PLM</text:p>
                <draw:g>
                  <svg:desc>Graph.D2:Grap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3:Graph.A7</svg:desc>
                </draw:g>
              </table:table-cell>
              <table:table-cell office:value-type="float" office:value="0.000182971278612043">
                <text:p>0.000182971278612043</text:p>
                <draw:g>
                  <svg:desc>Graph.B3:Graph.B7</svg:desc>
                </draw:g>
              </table:table-cell>
              <table:table-cell office:value-type="float" office:value="0.00000908852">
                <text:p>0.00000908852</text:p>
                <draw:g>
                  <svg:desc>Graph.C3:Graph.C7</svg:desc>
                </draw:g>
              </table:table-cell>
              <table:table-cell office:value-type="float" office:value="0.00000908506">
                <text:p>0.00000908506</text:p>
                <draw:g>
                  <svg:desc>Graph.D3:Graph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00373102">
                <text:p>0.00000373102</text:p>
              </table:table-cell>
              <table:table-cell office:value-type="float" office:value="0.00000398489">
                <text:p>0.0000039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00019337775">
                <text:p>0.0000019337775</text:p>
              </table:table-cell>
              <table:table-cell office:value-type="float" office:value="0.000001988857">
                <text:p>0.00000198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0009107425">
                <text:p>0.0000009107425</text:p>
              </table:table-cell>
              <table:table-cell office:value-type="float" office:value="0.000001013411">
                <text:p>0.0000010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0457692125">
                <text:p>0.000000457692125</text:p>
              </table:table-cell>
              <table:table-cell office:value-type="float" office:value="0.000000515055625">
                <text:p>0.00000051505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